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B3000002019AE13072A2B0092B.png" manifest:media-type="image/png"/>
  <manifest:file-entry manifest:full-path="Pictures/10000201000007300000035C0C85A3EA04D0828F.png" manifest:media-type="image/png"/>
  <manifest:file-entry manifest:full-path="Pictures/10000201000005E2000002458BBF3F0C361FFAE0.png" manifest:media-type="image/png"/>
  <manifest:file-entry manifest:full-path="Pictures/10000201000003E80000016B0C76576D6720674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mboss Exercise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1) CreateEdge</text:p>
            <text:p text:style-name="P1">2) GetEdges</text:p>
            <text:p text:style-name="P1">3) GetEdg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reateEdge</text:p>
          </draw:text-box>
        </draw:frame>
        <draw:frame draw:style-name="gr2" draw:text-style-name="P4" draw:layer="layout" svg:width="27.999cm" svg:height="10.8cm" svg:x="0.018cm" svg:y="2.491cm">
          <draw:image xlink:href="Pictures/10000201000005E2000002458BBF3F0C361FFAE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4" draw:layer="layout" svg:width="26.457cm" svg:height="9.603cm" svg:x="0.789cm" svg:y="3.089cm">
          <draw:image xlink:href="Pictures/10000201000003E80000016B0C76576D6720674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etEdges</text:p>
          </draw:text-box>
        </draw:frame>
        <draw:frame draw:style-name="gr2" draw:text-style-name="P4" draw:layer="layout" svg:width="27.999cm" svg:height="11.176cm" svg:x="0.018cm" svg:y="3.257cm">
          <draw:image xlink:href="Pictures/10000201000007300000035C0C85A3EA04D0828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etEdge</text:p>
          </draw:text-box>
        </draw:frame>
        <draw:frame draw:style-name="gr2" draw:text-style-name="P4" draw:layer="layout" svg:width="27.999cm" svg:height="9.843cm" svg:x="0.018cm" svg:y="2.969cm">
          <draw:image xlink:href="Pictures/10000201000005B3000002019AE13072A2B0092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08T11:32:15.194977323</meta:creation-date>
    <dc:date>2022-03-08T11:35:55.808411288</dc:date>
    <meta:editing-duration>PT3M42S</meta:editing-duration>
    <meta:editing-cycles>1</meta:editing-cycles>
    <meta:document-statistic meta:object-count="40"/>
    <meta:generator>LibreOffice/6.0.7.3$Linux_X86_64 LibreOffice_project/00m0$Build-3</meta:generator>
  </office:meta>
</office:document-meta>
</file>